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65cm"/>
    </style:style>
    <style:style style:name="gr2" style:family="graphic" style:parent-style-name="standard">
      <style:graphic-properties draw:textarea-horizontal-align="justify" draw:textarea-vertical-align="middle" draw:auto-grow-height="false" fo:min-height="1.306cm" fo:min-width="1.198cm"/>
    </style:style>
    <style:style style:name="gr3" style:family="graphic" style:parent-style-name="standard">
      <style:graphic-properties draw:textarea-horizontal-align="justify" draw:textarea-vertical-align="middle" draw:auto-grow-height="false" fo:min-height="2.25cm" fo:min-width="2cm"/>
    </style:style>
    <style:style style:name="gr4" style:family="graphic" style:parent-style-name="standard">
      <style:graphic-properties draw:stroke="none" svg:stroke-color="#000000" draw:fill="none" draw:fill-color="#ffffff" fo:min-height="0.949cm"/>
    </style:style>
    <style:style style:name="gr5" style:family="graphic" style:parent-style-name="standard">
      <style:graphic-properties svg:stroke-color="#0066b3" draw:fill-color="#ffffff" draw:textarea-horizontal-align="justify" draw:textarea-vertical-align="middle" draw:auto-grow-height="false" fo:min-height="6.95cm" fo:min-width="6.8cm"/>
    </style:style>
    <style:style style:name="gr6" style:family="graphic" style:parent-style-name="standard">
      <style:graphic-properties draw:stroke="none" svg:stroke-color="#000000" draw:fill="none" draw:fill-color="#ffffff" fo:min-height="0.55cm"/>
    </style:style>
    <style:style style:name="gr7" style:family="graphic" style:parent-style-name="standard">
      <style:graphic-properties draw:stroke="none" svg:stroke-color="#000000" draw:fill="none" draw:fill-color="#ffffff" fo:min-height="1.423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fill-color="#ed1c24" draw:textarea-horizontal-align="justify" draw:textarea-vertical-align="middle" draw:auto-grow-height="false" fo:min-height="1.306cm" fo:min-width="1.198cm"/>
    </style:style>
    <style:style style:name="gr10" style:family="graphic" style:parent-style-name="standard">
      <style:graphic-properties draw:stroke="none" svg:stroke-color="#000000" draw:fill="none" draw:fill-color="#ffffff" fo:min-height="0.75cm"/>
    </style:style>
    <style:style style:name="gr11" style:family="graphic" style:parent-style-name="standard">
      <style:graphic-properties draw:stroke="none" svg:stroke-color="#000000" draw:fill="none" draw:fill-color="#ffffff" fo:min-height="0.85cm"/>
    </style:style>
    <style:style style:name="gr12" style:family="graphic" style:parent-style-name="standard">
      <style:graphic-properties draw:fill-color="#f58220" draw:textarea-horizontal-align="justify" draw:textarea-vertical-align="middle" draw:auto-grow-height="false" fo:min-height="1.306cm" fo:min-width="1.198cm"/>
    </style:style>
    <style:style style:name="gr13" style:family="graphic" style:parent-style-name="standard">
      <style:graphic-properties draw:fill-color="#faa61a" draw:textarea-horizontal-align="justify" draw:textarea-vertical-align="middle" draw:auto-grow-height="false" fo:min-height="1.306cm" fo:min-width="1.198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ed1c24"/>
      <style:paragraph-properties fo:text-align="center"/>
    </style:style>
    <style:style style:name="P7" style:family="paragraph">
      <loext:graphic-properties draw:fill-color="#f58220"/>
      <style:paragraph-properties fo:text-align="center"/>
    </style:style>
    <style:style style:name="P8" style:family="paragraph">
      <loext:graphic-properties draw:fill-color="#faa61a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1cm" svg:height="3.9cm" svg:x="4.7cm" svg:y="4.8cm">
          <draw:text-box>
            <text:p/>
          </draw:text-box>
        </draw:frame>
        <draw:custom-shape draw:style-name="gr2" draw:text-style-name="P2" draw:layer="layout" svg:width="2.4cm" svg:height="2.2cm" svg:x="4.2cm" svg:y="5cm">
          <text:p text:style-name="P2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5cm" svg:height="2.5cm" svg:x="9.6cm" svg:y="4.9cm">
          <text:p text:style-name="P2">FE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7cm" svg:height="1.199cm" svg:x="7.2cm" svg:y="5.3cm">
          <draw:text-box>
            <text:p><text:span text:style-name="T1">Query</text:span></text:p>
          </draw:text-box>
        </draw:frame>
        <draw:custom-shape draw:style-name="gr5" draw:text-style-name="P4" draw:layer="layout" svg:width="7.3cm" svg:height="7.2cm" svg:x="14cm" svg:y="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4cm" svg:height="2.2cm" svg:x="14.701cm" svg:y="3.001cm">
          <text:p text:style-name="P2">R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4cm" svg:height="2.2cm" svg:x="18.301cm" svg:y="4.601cm">
          <text:p text:style-name="P2">R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4cm" svg:height="2.2cm" svg:x="15.402cm" svg:y="7.002cm">
          <text:p text:style-name="P2">R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3.3cm" svg:height="1.199cm" svg:x="11.7cm" svg:y="3.501cm">
          <draw:text-box>
            <text:p><text:span text:style-name="T1">queryRequest, frontEndTS</text:span></text:p>
          </draw:text-box>
        </draw:frame>
        <draw:frame draw:style-name="gr4" draw:text-style-name="P3" draw:layer="layout" svg:width="3.3cm" svg:height="1.199cm" svg:x="12.3cm" svg:y="5.302cm">
          <draw:text-box>
            <text:p><text:span text:style-name="T1">queryReturn, backEndTS</text:span></text:p>
          </draw:text-box>
        </draw:frame>
        <draw:frame draw:style-name="gr6" draw:text-style-name="P3" draw:layer="layout" svg:width="3.6cm" svg:height="0.8cm" svg:x="6.4cm" svg:y="6.2cm">
          <draw:text-box>
            <text:p><text:span text:style-name="T1">Value (Rating)</text:span></text:p>
          </draw:text-box>
        </draw:frame>
        <draw:frame draw:style-name="gr1" draw:text-style-name="P1" draw:layer="layout" svg:width="5.1cm" svg:height="3.9cm" svg:x="4.7cm" svg:y="12.8cm">
          <draw:text-box>
            <text:p/>
          </draw:text-box>
        </draw:frame>
        <draw:custom-shape draw:style-name="gr2" draw:text-style-name="P2" draw:layer="layout" svg:width="2.4cm" svg:height="2.2cm" svg:x="4.2cm" svg:y="13cm">
          <text:p text:style-name="P2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5cm" svg:height="2.5cm" svg:x="9.6cm" svg:y="12.9cm">
          <text:p text:style-name="P2">FE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9cm" svg:height="1.199cm" svg:x="7.1cm" svg:y="13.3cm">
          <draw:text-box>
            <text:p><text:span text:style-name="T1">Update</text:span></text:p>
          </draw:text-box>
        </draw:frame>
        <draw:custom-shape draw:style-name="gr5" draw:text-style-name="P4" draw:layer="layout" svg:width="7.3cm" svg:height="7.2cm" svg:x="14cm" svg:y="1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4cm" svg:height="2.2cm" svg:x="14.701cm" svg:y="11.001cm">
          <text:p text:style-name="P2">R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4cm" svg:height="2.2cm" svg:x="18.301cm" svg:y="12.601cm">
          <text:p text:style-name="P2">R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4cm" svg:height="2.2cm" svg:x="15.402cm" svg:y="15.002cm">
          <text:p text:style-name="P2">R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3.7cm" svg:height="1.199cm" svg:x="11.3cm" svg:y="11.501cm">
          <draw:text-box>
            <text:p><text:span text:style-name="T1">updateRequest, frontEndTS</text:span></text:p>
          </draw:text-box>
        </draw:frame>
        <draw:frame draw:style-name="gr7" draw:text-style-name="P3" draw:layer="layout" svg:width="3.3cm" svg:height="1.673cm" svg:x="12.3cm" svg:y="13.302cm">
          <draw:text-box>
            <text:p><text:span text:style-name="T1">ts (unique timestamp for update)</text:span></text:p>
          </draw:text-box>
        </draw:frame>
        <draw:line draw:style-name="gr8" draw:text-style-name="P5" draw:layer="layout" svg:x1="6.6cm" svg:y1="6.1cm" svg:x2="9.6cm" svg:y2="6.1cm">
          <text:p/>
        </draw:line>
        <draw:line draw:style-name="gr8" draw:text-style-name="P5" draw:layer="layout" svg:x1="12.4cm" svg:y1="4.9cm" svg:x2="14.7cm" svg:y2="4.5cm">
          <text:p/>
        </draw:line>
        <draw:line draw:style-name="gr8" draw:text-style-name="P5" draw:layer="layout" svg:x1="14.6cm" svg:y1="4.9cm" svg:x2="12.3cm" svg:y2="5.3cm">
          <text:p/>
        </draw:line>
        <draw:line draw:style-name="gr8" draw:text-style-name="P5" draw:layer="layout" svg:x1="12.4cm" svg:y1="12.965cm" svg:x2="14.7cm" svg:y2="12.565cm">
          <text:p/>
        </draw:line>
        <draw:line draw:style-name="gr8" draw:text-style-name="P5" draw:layer="layout" svg:x1="14.601cm" svg:y1="12.935cm" svg:x2="12.301cm" svg:y2="13.335cm">
          <text:p/>
        </draw:line>
        <draw:line draw:style-name="gr8" draw:text-style-name="P5" draw:layer="layout" svg:x1="6.6cm" svg:y1="14.1cm" svg:x2="9.6cm" svg:y2="14.1cm">
          <text:p/>
        </draw:line>
      </draw:page>
      <draw:page draw:name="page2" draw:style-name="dp1" draw:master-page-name="Default">
        <draw:frame draw:style-name="gr1" draw:text-style-name="P1" draw:layer="layout" svg:width="5.1cm" svg:height="3.9cm" svg:x="4.7cm" svg:y="5.5cm">
          <draw:text-box>
            <text:p/>
          </draw:text-box>
        </draw:frame>
        <draw:custom-shape draw:style-name="gr2" draw:text-style-name="P2" draw:layer="layout" svg:width="2.4cm" svg:height="2.2cm" svg:x="4.2cm" svg:y="5.7cm">
          <text:p text:style-name="P2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5cm" svg:height="2.5cm" svg:x="9.6cm" svg:y="5.6cm">
          <text:p text:style-name="P2">FE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9cm" svg:height="1.199cm" svg:x="7.1cm" svg:y="6cm">
          <draw:text-box>
            <text:p><text:span text:style-name="T1">Update</text:span></text:p>
          </draw:text-box>
        </draw:frame>
        <draw:custom-shape draw:style-name="gr5" draw:text-style-name="P4" draw:layer="layout" svg:width="7.3cm" svg:height="7.2cm" svg:x="14cm" svg:y="3.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2.4cm" svg:height="2.2cm" svg:x="14.701cm" svg:y="3.701cm">
          <text:p text:style-name="P2">R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4cm" svg:height="2.2cm" svg:x="18.301cm" svg:y="5.301cm">
          <text:p text:style-name="P2">R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4cm" svg:height="2.2cm" svg:x="15.402cm" svg:y="7.702cm">
          <text:p text:style-name="P2">R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3.7cm" svg:height="1.199cm" svg:x="12.2cm" svg:y="5.401cm">
          <draw:text-box>
            <text:p><text:span text:style-name="T1">updateRequest, frontEndTS</text:span></text:p>
          </draw:text-box>
        </draw:frame>
        <draw:frame draw:style-name="gr7" draw:text-style-name="P3" draw:layer="layout" svg:width="3.3cm" svg:height="1.673cm" svg:x="13cm" svg:y="6.802cm">
          <draw:text-box>
            <text:p><text:span text:style-name="T1">ts (unique timestamp for update)</text:span></text:p>
          </draw:text-box>
        </draw:frame>
        <draw:line draw:style-name="gr8" draw:text-style-name="P5" draw:layer="layout" svg:x1="12.2cm" svg:y1="6.5cm" svg:x2="18.1cm" svg:y2="6.5cm">
          <text:p/>
        </draw:line>
        <draw:line draw:style-name="gr8" draw:text-style-name="P5" draw:layer="layout" svg:x1="18cm" svg:y1="6.8cm" svg:x2="12.2cm" svg:y2="6.8cm">
          <text:p/>
        </draw:line>
        <draw:line draw:style-name="gr8" draw:text-style-name="P5" draw:layer="layout" svg:x1="6.6cm" svg:y1="6.8cm" svg:x2="9.6cm" svg:y2="6.8cm">
          <text:p/>
        </draw:line>
        <draw:custom-shape draw:style-name="gr9" draw:text-style-name="P6" draw:layer="layout" svg:width="2.4cm" svg:height="2.2cm" svg:x="22.7cm" svg:y="7cm">
          <text:p text:style-name="P2">R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" draw:layer="layout" svg:width="4.4cm" svg:height="1cm" svg:x="25.1cm" svg:y="5.1cm">
          <draw:text-box>
            <text:p>= Overloaded</text:p>
          </draw:text-box>
        </draw:frame>
        <draw:frame draw:style-name="gr11" draw:text-style-name="P1" draw:layer="layout" svg:width="3.7cm" svg:height="1.1cm" svg:x="25.1cm" svg:y="2.6cm">
          <draw:text-box>
            <text:p>= Active</text:p>
          </draw:text-box>
        </draw:frame>
        <draw:custom-shape draw:style-name="gr2" draw:text-style-name="P2" draw:layer="layout" svg:width="2.4cm" svg:height="2.2cm" svg:x="18.302cm" svg:y="5.302cm">
          <text:p text:style-name="P2">R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4cm" svg:height="2.2cm" svg:x="22.702cm" svg:y="2.002cm">
          <text:p text:style-name="P2">R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5.1cm" svg:height="3.9cm" svg:x="4.7cm" svg:y="13.4cm">
          <draw:text-box>
            <text:p/>
          </draw:text-box>
        </draw:frame>
        <draw:custom-shape draw:style-name="gr2" draw:text-style-name="P2" draw:layer="layout" svg:width="2.4cm" svg:height="2.2cm" svg:x="4.2cm" svg:y="13.6cm">
          <text:p text:style-name="P2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5cm" svg:height="2.5cm" svg:x="9.6cm" svg:y="13.5cm">
          <text:p text:style-name="P2">FE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9cm" svg:height="1.199cm" svg:x="7.1cm" svg:y="13.9cm">
          <draw:text-box>
            <text:p><text:span text:style-name="T1">Update</text:span></text:p>
          </draw:text-box>
        </draw:frame>
        <draw:custom-shape draw:style-name="gr5" draw:text-style-name="P4" draw:layer="layout" svg:width="7.3cm" svg:height="7.2cm" svg:x="14cm" svg:y="11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2.4cm" svg:height="2.2cm" svg:x="14.701cm" svg:y="11.601cm">
          <text:p text:style-name="P2">R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4cm" svg:height="2.2cm" svg:x="18.301cm" svg:y="13.201cm">
          <text:p text:style-name="P2">R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4cm" svg:height="2.2cm" svg:x="15.402cm" svg:y="15.602cm">
          <text:p text:style-name="P2">R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3.7cm" svg:height="1.199cm" svg:x="12.6cm" svg:y="13.901cm">
          <draw:text-box>
            <text:p><text:span text:style-name="T1">updateRequest, frontEndTS</text:span></text:p>
          </draw:text-box>
        </draw:frame>
        <draw:frame draw:style-name="gr7" draw:text-style-name="P3" draw:layer="layout" svg:width="3.3cm" svg:height="1.673cm" svg:x="12.3cm" svg:y="16.102cm">
          <draw:text-box>
            <text:p><text:span text:style-name="T1">ts (unique timestamp for update)</text:span></text:p>
          </draw:text-box>
        </draw:frame>
        <draw:line draw:style-name="gr8" draw:text-style-name="P5" draw:layer="layout" svg:x1="12.3cm" svg:y1="14.965cm" svg:x2="15.3cm" svg:y2="16cm">
          <text:p/>
        </draw:line>
        <draw:line draw:style-name="gr8" draw:text-style-name="P5" draw:layer="layout" svg:x1="15.2cm" svg:y1="16.4cm" svg:x2="12.301cm" svg:y2="15.5cm">
          <text:p/>
        </draw:line>
        <draw:line draw:style-name="gr8" draw:text-style-name="P5" draw:layer="layout" svg:x1="6.6cm" svg:y1="14.7cm" svg:x2="9.6cm" svg:y2="14.7cm">
          <text:p/>
        </draw:line>
        <draw:custom-shape draw:style-name="gr12" draw:text-style-name="P7" draw:layer="layout" svg:width="2.4cm" svg:height="2.2cm" svg:x="18.302cm" svg:y="13.202cm">
          <text:p text:style-name="P2">R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2.4cm" svg:height="2.2cm" svg:x="22.701cm" svg:y="4.501cm">
          <text:p text:style-name="P2">R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" draw:layer="layout" svg:width="3.7cm" svg:height="1.1cm" svg:x="25.1cm" svg:y="7.5cm">
          <draw:text-box>
            <text:p>= Offlin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5T15:26:38.266565141</meta:creation-date>
    <dc:date>2019-03-07T13:32:41.896767339</dc:date>
    <meta:editing-duration>PT17M53S</meta:editing-duration>
    <meta:editing-cycles>2</meta:editing-cycles>
    <meta:generator>LibreOffice/6.0.7.3$Linux_X86_64 LibreOffice_project/00m0$Build-3</meta:generator>
    <meta:document-statistic meta:object-count="61"/>
  </office:meta>
</office:document-meta>
</file>